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Open Sans" svg:font-family="'Open Sans', Helvetica, Arial, sans-serif"/>
    <style:font-face style:name="FreeSans1" svg:font-family="FreeSans" style:font-family-generic="swiss"/>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text-properties fo:color="#000000" loext:opacity="100%" style:font-name="Roboto Slab" fo:font-size="10pt" fo:font-weight="bold" officeooo:rsid="0021c019" officeooo:paragraph-rsid="0021c019" fo:background-color="#fbfbfb" style:font-size-asian="10pt" style:font-weight-asian="bold" style:font-size-complex="10pt" style:font-weight-complex="bold"/>
    </style:style>
    <style:style style:name="P2" style:family="paragraph" style:parent-style-name="Standard">
      <style:paragraph-properties style:writing-mode="lr-tb"/>
      <style:text-properties fo:color="#000000" loext:opacity="100%" style:font-name="Roboto Slab" fo:font-size="10pt" fo:font-weight="normal" officeooo:rsid="0021c019" officeooo:paragraph-rsid="0021c019" fo:background-color="#fbfbfb" style:font-size-asian="10pt" style:font-weight-asian="normal" style:font-size-complex="10pt" style:font-weight-complex="normal"/>
    </style:style>
    <style:style style:name="P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loext:opacity="100%" style:font-name="Roboto Slab" fo:font-size="10pt" fo:letter-spacing="normal" fo:font-style="normal" fo:font-weight="normal" style:font-size-asian="10pt" style:font-size-complex="10pt"/>
    </style:style>
    <style:style style:name="P4" style:family="paragraph" style:parent-style-name="Standard">
      <style:paragraph-properties style:writing-mode="lr-tb"/>
      <style:text-properties fo:color="#000000" loext:opacity="100%" style:font-name="Roboto Slab" fo:font-size="10pt" fo:font-weight="normal" officeooo:rsid="0021c019" officeooo:paragraph-rsid="0021c019" fo:background-color="#fbfbfb" style:font-size-asian="10pt" style:font-weight-asian="normal" style:font-size-complex="10pt" style:font-weight-complex="normal"/>
    </style:style>
    <style:style style:name="P5" style:family="paragraph" style:parent-style-name="Standard">
      <style:paragraph-properties style:writing-mode="lr-tb"/>
      <style:text-properties fo:color="#000000" loext:opacity="100%" style:font-name="Roboto Slab" fo:font-size="10pt" fo:font-weight="bold" officeooo:rsid="0021c019" officeooo:paragraph-rsid="0021c019" fo:background-color="#fbfbfb" style:font-size-asian="10pt" style:font-weight-asian="bold" style:font-size-complex="10pt" style:font-weight-complex="bold"/>
    </style:style>
    <style:style style:name="P6" style:family="paragraph" style:parent-style-name="Standard">
      <style:paragraph-properties style:writing-mode="lr-tb"/>
      <style:text-properties fo:color="#000000" loext:opacity="100%" style:font-name="Roboto Slab" fo:font-size="10pt" fo:font-weight="bold" officeooo:rsid="001ffc64" officeooo:paragraph-rsid="001ffc64" fo:background-color="#fbfbfb" style:font-size-asian="10pt" style:font-weight-asian="bold" style:font-size-complex="10pt" style:font-weight-complex="bold"/>
    </style:style>
    <style:style style:name="P7" style:family="paragraph" style:parent-style-name="Standard">
      <style:paragraph-properties style:writing-mode="lr-tb"/>
      <style:text-properties fo:color="#000000" loext:opacity="100%" style:font-name="Roboto Slab" fo:font-size="10pt" fo:font-weight="bold" officeooo:rsid="0021c019" officeooo:paragraph-rsid="0021c019" fo:background-color="#fbfbfb" style:font-size-asian="10pt" style:font-weight-asian="bold" style:font-size-complex="10pt" style:font-weight-complex="bold"/>
    </style:style>
    <style:style style:name="P8" style:family="paragraph" style:parent-style-name="Standard">
      <style:paragraph-properties style:writing-mode="lr-tb"/>
      <style:text-properties fo:color="#000000" loext:opacity="100%" style:font-name="Roboto Slab" fo:font-size="10pt" fo:font-weight="bold" officeooo:rsid="001ffc64" officeooo:paragraph-rsid="001ffc64" fo:background-color="#fbfbfb" style:font-size-asian="10pt" style:font-weight-asian="bold" style:font-size-complex="10pt" style:font-weight-complex="bold"/>
    </style:style>
    <style:style style:name="P9" style:family="paragraph" style:parent-style-name="Standard">
      <style:paragraph-properties style:writing-mode="lr-tb"/>
      <style:text-properties fo:color="#000000" loext:opacity="100%" style:font-name="Roboto Slab" fo:font-size="10pt" fo:font-weight="normal" officeooo:rsid="0021c019" officeooo:paragraph-rsid="0021c019" fo:background-color="#fbfbfb" style:font-size-asian="10pt" style:font-weight-asian="normal" style:font-size-complex="10pt" style:font-weight-complex="normal"/>
    </style:style>
    <style:style style:name="P10" style:family="paragraph" style:parent-style-name="Standard">
      <style:paragraph-properties style:writing-mode="lr-tb"/>
      <style:text-properties style:font-name="Roboto Slab" fo:font-size="10pt" fo:font-weight="normal" officeooo:rsid="001ffc64" officeooo:paragraph-rsid="001ffc64" style:font-size-asian="10pt" style:font-weight-asian="normal" style:font-size-complex="10pt" style:font-weight-complex="normal"/>
    </style:style>
    <style:style style:name="P11" style:family="paragraph" style:parent-style-name="Standard">
      <style:paragraph-properties style:writing-mode="lr-tb"/>
      <style:text-properties style:font-name="Roboto Slab" fo:font-size="10pt" fo:font-weight="normal" officeooo:rsid="001ffc64" officeooo:paragraph-rsid="001ffc64" style:font-size-asian="10pt" style:font-weight-asian="normal" style:font-size-complex="10pt" style:font-weight-complex="normal"/>
    </style:style>
    <style:style style:name="P12" style:family="paragraph" style:parent-style-name="Standard">
      <style:paragraph-properties style:writing-mode="lr-tb"/>
      <style:text-properties style:font-name="Roboto Slab" fo:font-size="10pt" fo:font-weight="normal" officeooo:rsid="001ffc64" officeooo:paragraph-rsid="00249629" style:font-size-asian="10pt" style:font-weight-asian="normal" style:font-size-complex="10pt" style:font-weight-complex="normal"/>
    </style:style>
    <style:style style:name="P13" style:family="paragraph" style:parent-style-name="Standard">
      <style:paragraph-properties style:writing-mode="lr-tb"/>
      <style:text-properties style:font-name="Roboto Slab" fo:font-size="10pt" fo:font-weight="bold" officeooo:rsid="0021c019" officeooo:paragraph-rsid="0021c019" style:font-size-asian="10pt" style:font-weight-asian="bold" style:font-size-complex="10pt" style:font-weight-complex="bold"/>
    </style:style>
    <style:style style:name="P14" style:family="paragraph" style:parent-style-name="Standard">
      <style:paragraph-properties fo:break-before="column" style:writing-mode="lr-tb"/>
      <style:text-properties fo:color="#000000" loext:opacity="100%" style:font-name="Roboto Slab" fo:font-size="10pt" fo:font-weight="bold" officeooo:rsid="001ffc64" officeooo:paragraph-rsid="001ffc64" fo:background-color="#fbfbfb" style:font-size-asian="10pt" style:font-weight-asian="bold" style:font-size-complex="10pt" style:font-weight-complex="bold"/>
    </style:style>
    <style:style style:name="P15" style:family="paragraph" style:parent-style-name="Standard">
      <style:paragraph-properties fo:break-before="column" style:writing-mode="lr-tb"/>
      <style:text-properties fo:color="#000000" loext:opacity="100%" style:font-name="Roboto Slab" fo:font-size="10pt" fo:font-weight="normal" officeooo:rsid="0021c019" officeooo:paragraph-rsid="0021c019" fo:background-color="#fbfbfb" style:font-size-asian="10pt" style:font-weight-asian="normal" style:font-size-complex="10pt" style:font-weight-complex="normal"/>
    </style:style>
    <style:style style:name="P16" style:family="paragraph" style:parent-style-name="Standard">
      <style:paragraph-properties fo:break-before="column"/>
      <style:text-properties fo:color="#403f53" loext:opacity="100%" style:font-name="Roboto Slab" fo:font-size="10pt" fo:font-weight="normal" officeooo:paragraph-rsid="00249629" fo:background-color="#fbfbfb" style:font-size-asian="10pt" style:font-size-complex="10pt"/>
    </style:style>
    <style:style style:name="P17" style:family="paragraph" style:parent-style-name="Standard">
      <style:paragraph-properties style:line-height-at-least="0.198in"/>
      <style:text-properties fo:color="#403f53" loext:opacity="100%" style:font-name="Roboto Slab" fo:font-size="10pt" fo:font-weight="normal" fo:background-color="#fbfbfb" style:font-size-asian="10pt" style:font-size-complex="10pt"/>
    </style:style>
    <style:style style:name="P18" style:family="paragraph" style:parent-style-name="Standard">
      <style:paragraph-properties style:line-height-at-least="0.198in"/>
      <style:text-properties fo:color="#403f53" loext:opacity="100%" style:font-name="Roboto Slab" fo:font-size="10pt" fo:font-weight="normal" officeooo:paragraph-rsid="00249629" fo:background-color="#fbfbfb" style:font-size-asian="10pt" style:font-size-complex="10pt"/>
    </style:style>
    <style:style style:name="P19" style:family="paragraph" style:parent-style-name="Standard">
      <style:paragraph-properties style:line-height-at-least="0.198in"/>
      <style:text-properties fo:color="#403f53" loext:opacity="100%" style:font-name="Roboto Slab" fo:font-size="10pt" fo:font-weight="normal" fo:background-color="#fbfbfb" style:font-size-asian="10pt" style:font-size-complex="10pt"/>
    </style:style>
    <style:style style:name="P20" style:family="paragraph" style:parent-style-name="Standard">
      <style:paragraph-properties style:line-height-at-least="0.198in"/>
      <style:text-properties style:font-name="Roboto Slab" fo:font-size="10pt" officeooo:paragraph-rsid="00249629" style:font-size-asian="10pt" style:font-size-complex="10pt"/>
    </style:style>
    <style:style style:name="P21" style:family="paragraph" style:parent-style-name="Standard">
      <style:text-properties style:font-name="Roboto Slab" fo:font-size="10pt" fo:font-weight="bold" officeooo:rsid="001ffc64" officeooo:paragraph-rsid="001ffc64" style:font-size-asian="10pt" style:font-weight-asian="bold" style:font-size-complex="10pt" style:font-weight-complex="bold"/>
    </style:style>
    <style:style style:name="P22" style:family="paragraph" style:parent-style-name="Standard">
      <style:paragraph-properties style:line-height-at-least="0.198in"/>
      <style:text-properties style:font-name="Roboto Slab" fo:font-size="10pt" style:font-size-asian="10pt" style:font-size-complex="10pt"/>
    </style:style>
    <style:style style:name="P23" style:family="paragraph" style:parent-style-name="Standard">
      <style:paragraph-properties style:line-height-at-least="0.198in"/>
      <style:text-properties fo:color="#994cc3" loext:opacity="100%" style:font-name="Roboto Slab" fo:font-size="10pt" fo:font-style="italic" fo:font-weight="normal" officeooo:paragraph-rsid="00249629" fo:background-color="#fbfbfb" style:font-size-asian="10pt" style:font-size-complex="10pt"/>
    </style:style>
    <style:style style:name="P24" style:family="paragraph" style:parent-style-name="Standard">
      <style:paragraph-properties fo:margin-top="0in" fo:margin-bottom="0.1965in" style:contextual-spacing="false" style:line-height-at-least="0.198in"/>
      <style:text-properties style:font-name="Roboto Slab" fo:font-size="10pt" officeooo:paragraph-rsid="00249629" style:font-size-asian="10pt" style:font-size-complex="10pt"/>
    </style:style>
    <style:style style:name="P25" style:family="paragraph" style:parent-style-name="Standard">
      <style:paragraph-properties fo:margin-top="0in" fo:margin-bottom="0.1965in" style:contextual-spacing="false" style:line-height-at-least="0.198in"/>
      <style:text-properties style:font-name="Roboto Slab" fo:font-size="10pt" style:font-size-asian="10pt" style:font-size-complex="10pt"/>
    </style:style>
    <style:style style:name="P26" style:family="paragraph" style:parent-style-name="Text_20_body">
      <style:paragraph-properties style:writing-mode="lr-tb"/>
      <style:text-properties fo:color="#000000" loext:opacity="100%" style:font-name="Roboto Slab" fo:font-size="10pt" fo:font-weight="normal" officeooo:rsid="0021c019" officeooo:paragraph-rsid="0021c019" fo:background-color="#fbfbfb" style:font-size-asian="10pt" style:font-weight-asian="normal" style:font-size-complex="10pt" style:font-weight-complex="normal"/>
    </style:style>
    <style:style style:name="T1" style:family="text">
      <style:text-properties fo:color="#994cc3" loext:opacity="100%"/>
    </style:style>
    <style:style style:name="T2" style:family="text">
      <style:text-properties fo:color="#994cc3" loext:opacity="100%" fo:font-style="italic"/>
    </style:style>
    <style:style style:name="T3" style:family="text">
      <style:text-properties fo:color="#111111" loext:opacity="100%"/>
    </style:style>
    <style:style style:name="T4" style:family="text">
      <style:text-properties fo:color="#c96765" loext:opacity="100%"/>
    </style:style>
    <style:style style:name="T5" style:family="text">
      <style:text-properties fo:color="#4876d6" loext:opacity="100%"/>
    </style:style>
    <style:style style:name="T6" style:family="text">
      <style:text-properties fo:color="#4876d6" loext:opacity="100%" fo:font-style="italic"/>
    </style:style>
    <style:style style:name="T7" style:family="text">
      <style:text-properties fo:color="#aa0982" loext:opacity="100%"/>
    </style:style>
    <style:style style:name="T8" style:family="text">
      <style:text-properties fo:color="#0c969b" loext:opacity="100%"/>
    </style:style>
    <style:style style:name="T9" style:family="text">
      <style:text-properties fo:color="#939dbb" loext:opacity="100%"/>
    </style:style>
    <style:style style:name="T10" style:family="text">
      <style:text-properties fo:color="#939dbb" loext:opacity="100%" fo:font-style="italic"/>
    </style:style>
    <style:style style:name="T11" style:family="text">
      <style:text-properties fo:font-weight="bold" style:font-weight-asian="bold" style:font-weight-complex="bold"/>
    </style:style>
    <style:style style:name="T12" style:family="text">
      <style:text-properties officeooo:rsid="0021c019"/>
    </style:style>
    <style:style style:name="T13" style:family="text">
      <style:text-properties fo:font-weight="normal" style:font-weight-asian="normal" style:font-weight-complex="normal"/>
    </style:style>
    <style:style style:name="T14" style:family="text">
      <style:text-properties fo:font-weight="normal" officeooo:rsid="0021c019" style:font-weight-asian="normal" style:font-weight-complex="normal"/>
    </style:style>
    <style:style style:name="T15" style:family="text">
      <style:text-properties fo:font-weight="normal" officeooo:rsid="00249629" style:font-weight-asian="normal" style:font-weight-complex="normal"/>
    </style:style>
    <style:style style:name="T16" style:family="text">
      <style:text-properties officeooo:rsid="002548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iment No <text:span text:style-name="T13">: </text:span><text:span text:style-name="T15">2</text:span></text:p>
      <text:p text:style-name="P2"/>
      <text:p text:style-name="P1">Aim <text:span text:style-name="T13">: Write a C/C++/Java program to solve </text:span><text:span text:style-name="T15">the water jug</text:span><text:span text:style-name="T13"> problem using </text:span><text:span text:style-name="T15">Depth</text:span><text:span text:style-name="T13"> First Search Technique.</text:span></text:p>
      <text:p text:style-name="P2"/>
      <text:p text:style-name="P1">Theory :</text:p>
      <text:p text:style-name="P1"><text:span text:style-name="T16">Depth</text:span> First Search </text:p>
      <text:p text:style-name="P26">The DFS algorithm is a recursive algorithm that uses the idea of backtracking. It involves exhaustive searches of all the nodes by going ahead, if possible, else by backtracking.</text:p>
      <text:p text:style-name="P26">Here, the word backtrack means that when you are moving forward and there are no more nodes along the current path, you move backwards on the same path to find nodes to traverse. All the nodes will be visited on the current path till all the unvisited nodes have been traversed after which the next path will be selected.</text:p>
      <text:p text:style-name="P26">This recursive nature of DFS can be implemented using stacks. The basic idea is as follows:</text:p>
      <text:p text:style-name="P26">Pick a starting node and push all its adjacent nodes into a stack.</text:p>
      <text:p text:style-name="P26">Pop a node from stack to select the next node to visit and push all its adjacent nodes into a stack.</text:p>
      <text:p text:style-name="P26">Repeat this process until the stack is empty. However, ensure that the nodes that are visited are marked. This will prevent you from visiting the same node more than once. If you do not mark the nodes that are visited and you visit the same node more than once, you may end up in an infinite loop.</text:p>
      <text:p text:style-name="P6"/>
      <text:p text:style-name="P14">Code :</text:p>
      <text:p text:style-name="P16"><text:span text:style-name="T1">#</text:span><text:span text:style-name="T2">include</text:span><text:span text:style-name="T3">&lt;</text:span><text:span text:style-name="T4">iostream</text:span><text:span text:style-name="T3">&gt;</text:span></text:p>
      <text:p text:style-name="P18"><text:span text:style-name="T1">#</text:span><text:span text:style-name="T2">include</text:span><text:span text:style-name="T3">&lt;</text:span><text:span text:style-name="T4">list</text:span><text:span text:style-name="T3">&gt;</text:span></text:p>
      <text:p text:style-name="P18"><text:span text:style-name="T1">using</text:span> <text:span text:style-name="T1">namespace</text:span> std;</text:p>
      <text:p text:style-name="P20"/>
      <text:p text:style-name="P18"><text:span text:style-name="T2">const</text:span> <text:span text:style-name="T1">int</text:span> <text:span text:style-name="T5">JUGA</text:span><text:span text:style-name="T1">=</text:span><text:span text:style-name="T7">3</text:span>;</text:p>
      <text:p text:style-name="P18"><text:span text:style-name="T2">const</text:span> <text:span text:style-name="T1">int</text:span> <text:span text:style-name="T5">JUGB</text:span><text:span text:style-name="T1">=</text:span><text:span text:style-name="T7">4</text:span>;</text:p>
      <text:p text:style-name="P18"><text:span text:style-name="T2">const</text:span> <text:span text:style-name="T1">int</text:span> <text:span text:style-name="T5">CAPACITY</text:span>[]<text:span text:style-name="T1">=</text:span>{<text:span text:style-name="T5">JUGA</text:span>,<text:span text:style-name="T5">JUGB</text:span>};</text:p>
      <text:p text:style-name="P18"><text:span text:style-name="T2">const</text:span> <text:span text:style-name="T1">int</text:span> <text:span text:style-name="T5">DESIRED_CAP</text:span><text:span text:style-name="T1">=</text:span><text:span text:style-name="T7">2</text:span>;</text:p>
      <text:p text:style-name="P18"><text:span text:style-name="T1">bool</text:span> <text:span text:style-name="T5">visited</text:span>[<text:span text:style-name="T5">JUGA</text:span><text:span text:style-name="T8">+</text:span><text:span text:style-name="T7">1</text:span>][<text:span text:style-name="T5">JUGB</text:span><text:span text:style-name="T8">+</text:span><text:span text:style-name="T7">1</text:span>];</text:p>
      <text:p text:style-name="P20"/>
      <text:p text:style-name="P18"><text:span text:style-name="T1">typedef</text:span> <text:span text:style-name="T1">struct</text:span> <text:span text:style-name="T5">state</text:span>{</text:p>
      <text:p text:style-name="P18"><text:span text:style-name="T1">int</text:span> <text:span text:style-name="T8">jug</text:span>[<text:span text:style-name="T7">2</text:span>];</text:p>
      <text:p text:style-name="P18">}<text:span text:style-name="T5">state</text:span>;</text:p>
      <text:p text:style-name="P18"><text:span text:style-name="T5">list</text:span><text:span text:style-name="T1">&lt;</text:span><text:span text:style-name="T5">state</text:span><text:span text:style-name="T1">&gt;</text:span> <text:span text:style-name="T5">stack</text:span>;</text:p>
      <text:p text:style-name="P24"/>
      <text:p text:style-name="P18"><text:span text:style-name="T1">void</text:span> <text:span text:style-name="T6">push</text:span>(<text:span text:style-name="T1">int</text:span> x,<text:span text:style-name="T1">int</text:span> y){</text:p>
      <text:p text:style-name="P18"><text:span text:style-name="T5">stack</text:span>.<text:span text:style-name="T6">push_front</text:span>(<text:span text:style-name="T5">state</text:span>{{x,y}});</text:p>
      <text:p text:style-name="P18"><text:span text:style-name="T5">cout</text:span><text:span text:style-name="T6">&lt;&lt;</text:span><text:span text:style-name="T3">"</text:span><text:span text:style-name="T7">\t</text:span><text:span text:style-name="T4"> Pushing </text:span><text:span text:style-name="T3">"</text:span><text:span text:style-name="T6">&lt;&lt;</text:span>x<text:span text:style-name="T6">&lt;&lt;</text:span><text:span text:style-name="T3">"</text:span><text:span text:style-name="T4"> </text:span><text:span text:style-name="T3">"</text:span><text:span text:style-name="T6">&lt;&lt;</text:span>y<text:span text:style-name="T6">&lt;&lt;endl</text:span>;</text:p>
      <text:p text:style-name="P18">}</text:p>
      <text:p text:style-name="P20"/>
      <text:p text:style-name="P18"><text:span text:style-name="T1">void</text:span> <text:span text:style-name="T6">empty</text:span>(<text:span text:style-name="T5">state</text:span> a){</text:p>
      <text:p text:style-name="P18"><text:span text:style-name="T2">if</text:span>(a.<text:span text:style-name="T8">jug</text:span>[<text:span text:style-name="T7">0</text:span>]<text:span text:style-name="T1">!=</text:span><text:span text:style-name="T7">0</text:span>)</text:p>
      <text:p text:style-name="P18"><text:span text:style-name="T6">push</text:span>(<text:span text:style-name="T7">0</text:span>,a.<text:span text:style-name="T8">jug</text:span>[<text:span text:style-name="T7">1</text:span>]);</text:p>
      <text:p text:style-name="P20"/>
      <text:p text:style-name="P18"><text:span text:style-name="T2">if</text:span>(a.<text:span text:style-name="T8">jug</text:span>[<text:span text:style-name="T7">1</text:span>]<text:span text:style-name="T1">!=</text:span><text:span text:style-name="T7">0</text:span>)</text:p>
      <text:p text:style-name="P18"><text:span text:style-name="T6">push</text:span>(a.<text:span text:style-name="T8">jug</text:span>[<text:span text:style-name="T7">0</text:span>],<text:span text:style-name="T7">0</text:span>);</text:p>
      <text:p text:style-name="P18"><text:soft-page-break/>}</text:p>
      <text:p text:style-name="P20"/>
      <text:p text:style-name="P18"><text:span text:style-name="T1">void</text:span> <text:span text:style-name="T6">fill</text:span>(<text:span text:style-name="T5">state</text:span> a){</text:p>
      <text:p text:style-name="P18"><text:span text:style-name="T2">if</text:span>(a.<text:span text:style-name="T8">jug</text:span>[<text:span text:style-name="T7">0</text:span>]<text:span text:style-name="T1">!=</text:span><text:span text:style-name="T5">CAPACITY</text:span>[<text:span text:style-name="T7">0</text:span>])</text:p>
      <text:p text:style-name="P18"><text:span text:style-name="T6">push</text:span>(<text:span text:style-name="T5">CAPACITY</text:span>[<text:span text:style-name="T7">0</text:span>],a.<text:span text:style-name="T8">jug</text:span>[<text:span text:style-name="T7">1</text:span>]);</text:p>
      <text:p text:style-name="P18"><text:span text:style-name="T2">if</text:span>(a.<text:span text:style-name="T8">jug</text:span>[<text:span text:style-name="T7">1</text:span>]<text:span text:style-name="T1">!=</text:span><text:span text:style-name="T5">CAPACITY</text:span>[<text:span text:style-name="T7">1</text:span>])</text:p>
      <text:p text:style-name="P18"><text:span text:style-name="T6">push</text:span>(a.<text:span text:style-name="T8">jug</text:span>[<text:span text:style-name="T7">0</text:span>],<text:span text:style-name="T5">CAPACITY</text:span>[<text:span text:style-name="T7">1</text:span>]);</text:p>
      <text:p text:style-name="P18">}</text:p>
      <text:p text:style-name="P20"/>
      <text:p text:style-name="P18"><text:span text:style-name="T1">void</text:span> <text:span text:style-name="T6">transfer</text:span>(<text:span text:style-name="T5">state</text:span> a){</text:p>
      <text:p text:style-name="P18"><text:span text:style-name="T1">int</text:span> <text:span text:style-name="T5">x</text:span>,<text:span text:style-name="T5">y</text:span>;</text:p>
      <text:p text:style-name="P18"><text:span text:style-name="T2">if</text:span>(a.<text:span text:style-name="T8">jug</text:span>[<text:span text:style-name="T7">0</text:span>]<text:span text:style-name="T1">!=</text:span><text:span text:style-name="T5">CAPACITY</text:span>[<text:span text:style-name="T7">0</text:span>] <text:span text:style-name="T1">&amp;&amp;</text:span> a.<text:span text:style-name="T8">jug</text:span>[<text:span text:style-name="T7">1</text:span>]<text:span text:style-name="T1">!=</text:span><text:span text:style-name="T7">0</text:span>){</text:p>
      <text:p text:style-name="P18"><text:span text:style-name="T5">x</text:span><text:span text:style-name="T1">=</text:span>a.<text:span text:style-name="T8">jug</text:span>[<text:span text:style-name="T7">0</text:span>];</text:p>
      <text:p text:style-name="P18"><text:span text:style-name="T5">y</text:span><text:span text:style-name="T1">=</text:span>a.<text:span text:style-name="T8">jug</text:span>[<text:span text:style-name="T7">1</text:span>];</text:p>
      <text:p text:style-name="P18"><text:span text:style-name="T5">x</text:span><text:span text:style-name="T1">=</text:span><text:span text:style-name="T5">x</text:span><text:span text:style-name="T8">+</text:span><text:span text:style-name="T5">y</text:span>;</text:p>
      <text:p text:style-name="P18"><text:span text:style-name="T2">if</text:span>(<text:span text:style-name="T5">x</text:span><text:span text:style-name="T1">&gt;</text:span><text:span text:style-name="T5">CAPACITY</text:span>[<text:span text:style-name="T7">0</text:span>]){</text:p>
      <text:p text:style-name="P18"><text:span text:style-name="T5">y</text:span><text:span text:style-name="T1">=</text:span><text:span text:style-name="T5">x</text:span><text:span text:style-name="T8">-</text:span><text:span text:style-name="T5">CAPACITY</text:span>[<text:span text:style-name="T7">0</text:span>];</text:p>
      <text:p text:style-name="P18"><text:span text:style-name="T5">x</text:span><text:span text:style-name="T1">=</text:span><text:span text:style-name="T5">CAPACITY</text:span>[<text:span text:style-name="T7">0</text:span>];</text:p>
      <text:p text:style-name="P18">}</text:p>
      <text:p text:style-name="P23">else</text:p>
      <text:p text:style-name="P18"><text:span text:style-name="T5">y</text:span><text:span text:style-name="T1">=</text:span><text:span text:style-name="T7">0</text:span>;</text:p>
      <text:p text:style-name="P18"><text:span text:style-name="T6">push</text:span>(<text:span text:style-name="T5">x</text:span>,<text:span text:style-name="T5">y</text:span>);</text:p>
      <text:p text:style-name="P18">}</text:p>
      <text:p text:style-name="P18"><text:span text:style-name="T2">if</text:span>(a.<text:span text:style-name="T8">jug</text:span>[<text:span text:style-name="T7">1</text:span>]<text:span text:style-name="T1">!=</text:span><text:span text:style-name="T5">CAPACITY</text:span>[<text:span text:style-name="T7">1</text:span>] <text:span text:style-name="T1">&amp;&amp;</text:span> a.<text:span text:style-name="T8">jug</text:span>[<text:span text:style-name="T7">0</text:span>]<text:span text:style-name="T1">!=</text:span><text:span text:style-name="T7">0</text:span>){</text:p>
      <text:p text:style-name="P18"><text:span text:style-name="T5">x</text:span><text:span text:style-name="T1">=</text:span>a.<text:span text:style-name="T8">jug</text:span>[<text:span text:style-name="T7">0</text:span>];</text:p>
      <text:p text:style-name="P18"><text:span text:style-name="T5">y</text:span><text:span text:style-name="T1">=</text:span>a.<text:span text:style-name="T8">jug</text:span>[<text:span text:style-name="T7">1</text:span>];</text:p>
      <text:p text:style-name="P18"><text:span text:style-name="T5">y</text:span><text:span text:style-name="T1">=</text:span><text:span text:style-name="T5">x</text:span><text:span text:style-name="T8">+</text:span><text:span text:style-name="T5">y</text:span>;</text:p>
      <text:p text:style-name="P18"><text:span text:style-name="T2">if</text:span>(<text:span text:style-name="T5">y</text:span><text:span text:style-name="T1">&gt;</text:span><text:span text:style-name="T5">CAPACITY</text:span>[<text:span text:style-name="T7">1</text:span>]){</text:p>
      <text:p text:style-name="P18"><text:span text:style-name="T5">x</text:span><text:span text:style-name="T1">=</text:span><text:span text:style-name="T5">y</text:span><text:span text:style-name="T8">-</text:span><text:span text:style-name="T5">CAPACITY</text:span>[<text:span text:style-name="T7">1</text:span>];</text:p>
      <text:p text:style-name="P18"><text:span text:style-name="T5">y</text:span><text:span text:style-name="T1">=</text:span><text:span text:style-name="T5">CAPACITY</text:span>[<text:span text:style-name="T7">1</text:span>];</text:p>
      <text:p text:style-name="P18">}</text:p>
      <text:p text:style-name="P23">else</text:p>
      <text:p text:style-name="P18"><text:span text:style-name="T5">x</text:span><text:span text:style-name="T1">=</text:span><text:span text:style-name="T7">0</text:span>;</text:p>
      <text:p text:style-name="P18"><text:span text:style-name="T6">push</text:span>(<text:span text:style-name="T5">x</text:span>,<text:span text:style-name="T5">y</text:span>);</text:p>
      <text:p text:style-name="P18">}</text:p>
      <text:p text:style-name="P18">}</text:p>
      <text:p text:style-name="P18"><text:span text:style-name="T1">bool</text:span> <text:span text:style-name="T6">goalState</text:span>(<text:span text:style-name="T5">state</text:span> a){</text:p>
      <text:p text:style-name="P18"><text:span text:style-name="T2">if</text:span>(a.<text:span text:style-name="T8">jug</text:span>[<text:span text:style-name="T7">0</text:span>]<text:span text:style-name="T1">==</text:span><text:span text:style-name="T5">DESIRED_CAP</text:span>)</text:p>
      <text:p text:style-name="P18"><text:span text:style-name="T2">return</text:span> <text:span text:style-name="T5">true</text:span>;</text:p>
      <text:p text:style-name="P18"><text:span text:style-name="T2">return</text:span> <text:span text:style-name="T5">false</text:span>;</text:p>
      <text:p text:style-name="P18">}</text:p>
      <text:p text:style-name="P18"><text:span text:style-name="T1">void</text:span> <text:span text:style-name="T6">initializeVisited</text:span>(){</text:p>
      <text:p text:style-name="P18"><text:span text:style-name="T1">int</text:span> <text:span text:style-name="T5">i</text:span>,<text:span text:style-name="T5">j</text:span>;</text:p>
      <text:p text:style-name="P18"><text:span text:style-name="T2">for</text:span>(<text:span text:style-name="T5">i</text:span><text:span text:style-name="T1">=</text:span><text:span text:style-name="T7">0</text:span>;<text:span text:style-name="T5">i</text:span><text:span text:style-name="T1">&lt;</text:span><text:span text:style-name="T5">CAPACITY</text:span>[<text:span text:style-name="T7">0</text:span>];<text:span text:style-name="T5">i</text:span><text:span text:style-name="T1">++</text:span>){</text:p>
      <text:p text:style-name="P18"><text:span text:style-name="T2">for</text:span>(<text:span text:style-name="T5">j</text:span><text:span text:style-name="T1">=</text:span><text:span text:style-name="T7">0</text:span>;<text:span text:style-name="T5">j</text:span><text:span text:style-name="T1">&lt;</text:span><text:span text:style-name="T5">CAPACITY</text:span>[<text:span text:style-name="T7">1</text:span>];<text:span text:style-name="T5">j</text:span><text:span text:style-name="T1">++</text:span>){</text:p>
      <text:p text:style-name="P18"><text:span text:style-name="T5">visited</text:span>[<text:span text:style-name="T5">i</text:span>][<text:span text:style-name="T5">j</text:span>]<text:span text:style-name="T1">=</text:span><text:span text:style-name="T5">false</text:span>;</text:p>
      <text:p text:style-name="P18">}</text:p>
      <text:p text:style-name="P18">}</text:p>
      <text:p text:style-name="P18">}</text:p>
      <text:p text:style-name="P18"><text:span text:style-name="T1">int</text:span> <text:span text:style-name="T6">main</text:span>(){</text:p>
      <text:p text:style-name="P18"><text:span text:style-name="T6">initializeVisited</text:span>();</text:p>
      <text:p text:style-name="P18"><text:soft-page-break/><text:span text:style-name="T5">state</text:span> <text:span text:style-name="T5">curr</text:span><text:span text:style-name="T1">=</text:span><text:span text:style-name="T5">state</text:span>{{<text:span text:style-name="T7">0</text:span>,<text:span text:style-name="T7">0</text:span>}};</text:p>
      <text:p text:style-name="P18"><text:span text:style-name="T6">push</text:span>(<text:span text:style-name="T5">curr</text:span>.<text:span text:style-name="T8">jug</text:span>[<text:span text:style-name="T7">0</text:span>],<text:span text:style-name="T5">curr</text:span>.<text:span text:style-name="T8">jug</text:span>[<text:span text:style-name="T7">1</text:span>]);</text:p>
      <text:p text:style-name="P18"><text:span text:style-name="T2">while</text:span>(<text:span text:style-name="T1">!</text:span><text:span text:style-name="T5">stack</text:span>.<text:span text:style-name="T6">empty</text:span>()){</text:p>
      <text:p text:style-name="P18"><text:span text:style-name="T5">curr</text:span><text:span text:style-name="T6">=</text:span><text:span text:style-name="T5">stack</text:span>.<text:span text:style-name="T6">front</text:span>();</text:p>
      <text:p text:style-name="P18"><text:span text:style-name="T5">stack</text:span>.<text:span text:style-name="T6">pop_front</text:span>();</text:p>
      <text:p text:style-name="P18"><text:span text:style-name="T2">if</text:span>(<text:span text:style-name="T1">!</text:span><text:span text:style-name="T5">visited</text:span>[<text:span text:style-name="T5">curr</text:span>.<text:span text:style-name="T8">jug</text:span>[<text:span text:style-name="T7">0</text:span>]][<text:span text:style-name="T5">curr</text:span>.<text:span text:style-name="T8">jug</text:span>[<text:span text:style-name="T7">1</text:span>]]){</text:p>
      <text:p text:style-name="P18"><text:span text:style-name="T5">visited</text:span>[<text:span text:style-name="T5">curr</text:span>.<text:span text:style-name="T8">jug</text:span>[<text:span text:style-name="T7">0</text:span>]][<text:span text:style-name="T5">curr</text:span>.<text:span text:style-name="T8">jug</text:span>[<text:span text:style-name="T7">1</text:span>]]<text:span text:style-name="T1">=</text:span><text:span text:style-name="T5">true</text:span>;</text:p>
      <text:p text:style-name="P18"><text:span text:style-name="T5">cout</text:span><text:span text:style-name="T6">&lt;&lt;</text:span><text:span text:style-name="T3">"</text:span><text:span text:style-name="T4">Visiting </text:span><text:span text:style-name="T3">"</text:span><text:span text:style-name="T6">&lt;&lt;</text:span><text:span text:style-name="T5">curr</text:span>.<text:span text:style-name="T8">jug</text:span>[<text:span text:style-name="T7">0</text:span>]<text:span text:style-name="T6">&lt;&lt;</text:span><text:span text:style-name="T3">"</text:span><text:span text:style-name="T4"> </text:span><text:span text:style-name="T3">"</text:span><text:span text:style-name="T6">&lt;&lt;</text:span><text:span text:style-name="T5">curr</text:span>.<text:span text:style-name="T8">jug</text:span>[<text:span text:style-name="T7">1</text:span>]<text:span text:style-name="T6">&lt;&lt;endl</text:span>;</text:p>
      <text:p text:style-name="P18"><text:span text:style-name="T2">if</text:span>(<text:span text:style-name="T6">goalState</text:span>(<text:span text:style-name="T5">curr</text:span>)){</text:p>
      <text:p text:style-name="P18"><text:span text:style-name="T5">cout</text:span><text:span text:style-name="T6">&lt;&lt;</text:span><text:span text:style-name="T3">"</text:span><text:span text:style-name="T4">Goal state reached</text:span><text:span text:style-name="T3">"</text:span><text:span text:style-name="T6">&lt;&lt;endl</text:span>;</text:p>
      <text:p text:style-name="P18"><text:span text:style-name="T2">break</text:span>;</text:p>
      <text:p text:style-name="P18">}</text:p>
      <text:p text:style-name="P18"><text:span text:style-name="T6">empty</text:span>(<text:span text:style-name="T5">curr</text:span>);</text:p>
      <text:p text:style-name="P18"><text:span text:style-name="T6">fill</text:span>(<text:span text:style-name="T5">curr</text:span>);</text:p>
      <text:p text:style-name="P18"><text:span text:style-name="T6">transfer</text:span>(<text:span text:style-name="T5">curr</text:span>);</text:p>
      <text:p text:style-name="P18">}</text:p>
      <text:p text:style-name="P18"><text:span text:style-name="T2">else</text:span>{</text:p>
      <text:p text:style-name="P18"><text:span text:style-name="T9">//</text:span><text:span text:style-name="T10">cout&lt;&lt;"Already visited "&lt;&lt;curr.jug[0]&lt;&lt;" "&lt;&lt;curr.jug[1]&lt;&lt;endl;</text:span></text:p>
      <text:p text:style-name="P18">}</text:p>
      <text:p text:style-name="P18">}</text:p>
      <text:p text:style-name="P18"><text:span text:style-name="T3">}</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text:soft-page-break/>Output :</text:p>
      <text:p text:style-name="P12"><text:s text:c="9"/>Pushing 0 0</text:p>
      <text:p text:style-name="P12">Visiting 0 0</text:p>
      <text:p text:style-name="P12"><text:s text:c="9"/>Pushing 3 0</text:p>
      <text:p text:style-name="P12"><text:s text:c="9"/>Pushing 0 4</text:p>
      <text:p text:style-name="P12">Visiting 0 4</text:p>
      <text:p text:style-name="P12"><text:s text:c="9"/>Pushing 0 0</text:p>
      <text:p text:style-name="P12"><text:s text:c="9"/>Pushing 3 4</text:p>
      <text:p text:style-name="P12"><text:s text:c="9"/>Pushing 3 1</text:p>
      <text:p text:style-name="P12">Visiting 3 1</text:p>
      <text:p text:style-name="P12"><text:s text:c="9"/>Pushing 0 1</text:p>
      <text:p text:style-name="P12"><text:s text:c="9"/>Pushing 3 0</text:p>
      <text:p text:style-name="P12"><text:s text:c="9"/>Pushing 3 4</text:p>
      <text:p text:style-name="P12"><text:s text:c="9"/>Pushing 0 4</text:p>
      <text:p text:style-name="P12">Visiting 3 4</text:p>
      <text:p text:style-name="P12"><text:s text:c="9"/>Pushing 0 4</text:p>
      <text:p text:style-name="P12"><text:s text:c="9"/>Pushing 3 0</text:p>
      <text:p text:style-name="P12">Visiting 3 0</text:p>
      <text:p text:style-name="P12"><text:s text:c="9"/>Pushing 0 0</text:p>
      <text:p text:style-name="P12"><text:s text:c="9"/>Pushing 3 4</text:p>
      <text:p text:style-name="P12"><text:s text:c="9"/>Pushing 0 3</text:p>
      <text:p text:style-name="P12">Visiting 0 3</text:p>
      <text:p text:style-name="P12"><text:s text:c="9"/>Pushing 0 0</text:p>
      <text:p text:style-name="P12"><text:s text:c="9"/>Pushing 3 3</text:p>
      <text:p text:style-name="P12"><text:s text:c="9"/>Pushing 0 4</text:p>
      <text:p text:style-name="P12"><text:s text:c="9"/>Pushing 3 0</text:p>
      <text:p text:style-name="P12">Visiting 3 3</text:p>
      <text:p text:style-name="P12"><text:s text:c="9"/>Pushing 0 3</text:p>
      <text:p text:style-name="P12"><text:s text:c="9"/>Pushing 3 0</text:p>
      <text:p text:style-name="P12"><text:s text:c="9"/>Pushing 3 4</text:p>
      <text:p text:style-name="P12"><text:s text:c="9"/>Pushing 2 4</text:p>
      <text:p text:style-name="P12">Visiting 2 4</text:p>
      <text:p text:style-name="P12">Goal state reache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11">Conclusion </text:span>: This Experiment was successfully executed and the output was verified.</text:p>
      <text:p text:style-name="P10"/>
      <text:p text:style-name="P13">Deepraj Bhosale </text:p>
      <text:p text:style-name="P13">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Open Sans" svg:font-family="'Open Sans', Helvetica, Arial, sans-serif"/>
    <style:font-face style:name="FreeSans1" svg:font-family="FreeSans" style:font-family-generic="swiss"/>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5T00:58:18.374410468</meta:creation-date>
    <dc:date>2021-07-29T13:37:52.199547988</dc:date>
    <meta:editing-duration>PT10M45S</meta:editing-duration>
    <meta:editing-cycles>5</meta:editing-cycles>
    <meta:generator>LibreOffice/7.1.4.2$Linux_X86_64 LibreOffice_project/10$Build-2</meta:generator>
    <meta:document-statistic meta:table-count="0" meta:image-count="0" meta:object-count="0" meta:page-count="4" meta:paragraph-count="138" meta:word-count="474" meta:character-count="3361" meta:non-whitespace-character-count="2816"/>
  </office:meta>
</office:document-meta>
</file>